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ot@seokholee-virtual-machine:~/바탕화면# wget https://dl.google.com/linux/direct/google-chrome-stable_current_amd64.debdl.google.com (dl.google.com)</text:p>
      <text:p text:style-name="Standard">bash: syntax error near unexpected token `('</text:p>
      <text:p text:style-name="Standard">root@seokholee-virtual-machine:~/바탕화면# </text:p>
      <text:p text:style-name="Standard">root@seokholee-virtual-machine:~/바탕화면# wget https://dl.google.com/linux/direct/google-chrome-stable_current_amd64.debdl.google.com</text:p>
      <text:p text:style-name="Standard">--2023-05-16 10:29:05-- <text:s/>https://dl.google.com/linux/direct/google-chrome-stable_current_amd64.debdl.google.com</text:p>
      <text:p text:style-name="Standard">Resolving dl.google.com (dl.google.com)... 172.217.31.14, 2404:6800:4005:81c::200e</text:p>
      <text:p text:style-name="Standard">Connecting to dl.google.com (dl.google.com)|172.217.31.14|:443... connected.</text:p>
      <text:p text:style-name="Standard">HTTP request sent, awaiting response... 404 Not Found</text:p>
      <text:p text:style-name="Standard">2023-05-16 10:29:05 ERROR 404: Not Found.</text:p>
      <text:p text:style-name="Standard"/>
      <text:p text:style-name="Standard">root@seokholee-virtual-machine:~/바탕화면# wget https://dl.google.com/linux/direct/google-chrome-stable_current_amd64.deb</text:p>
      <text:p text:style-name="Standard">--2023-05-16 10:29:44-- <text:s/>https://dl.google.com/linux/direct/google-chrome-stable_current_amd64.deb</text:p>
      <text:p text:style-name="Standard">Resolving dl.google.com (dl.google.com)... 142.251.130.14, 2404:6800:4005:805::200e</text:p>
      <text:p text:style-name="Standard">Connecting to dl.google.com (dl.google.com)|142.251.130.14|:443... connected.</text:p>
      <text:p text:style-name="Standard">HTTP request sent, awaiting response... 200 OK</text:p>
      <text:p text:style-name="Standard">Length: 94953468 (91M) [application/x-debian-package]</text:p>
      <text:p text:style-name="Standard">Saving to: ‘google-chrome-stable_current_amd64.deb’</text:p>
      <text:p text:style-name="Standard"/>
      <text:p text:style-name="Standard">google-chrome-stabl 100%[===================&gt;] <text:s/>90.55M <text:s/>29.3MB/s <text:s text:c="3"/>in 3.1s <text:s text:c="3"/></text:p>
      <text:p text:style-name="Standard"/>
      <text:p text:style-name="Standard">2023-05-16 10:29:47 (29.3 MB/s) - ‘google-chrome-stable_current_amd64.deb’ saved [94953468/94953468]</text:p>
      <text:p text:style-name="Standard"/>
      <text:p text:style-name="Standard">root@seokholee-virtual-machine:~/바탕화면# cd 다운로드</text:p>
      <text:p text:style-name="Standard">bash: cd: 다운로드: No such file or directory</text:p>
      <text:p text:style-name="Standard">root@seokholee-virtual-machine:~/바탕화면# cd Downloads</text:p>
      <text:p text:style-name="Standard">bash: cd: Downloads: No such file or directory</text:p>
      <text:p text:style-name="Standard">root@seokholee-virtual-machine:~/바탕화면# ls</text:p>
      <text:p text:style-name="Standard">'New Folder' <text:s text:c="4"/>google-chrome-stable_current_amd64.deb <text:s text:c="2"/>seokho</text:p>
      <text:p text:style-name="Standard">'New Folder 1' <text:s text:c="2"/>mydata.txt</text:p>
      <text:p text:style-name="Standard">root@seokholee-virtual-machine:~/바탕화면# cd</text:p>
      <text:p text:style-name="Standard">root@seokholee-virtual-machine:~# ls</text:p>
      <text:p text:style-name="Standard">linkdir <text:s text:c="6"/>poly1.xz <text:s/>test <text:s text:c="9"/>test2 <text:s/>다운로드 <text:s/>비디오 <text:s/>템플릿</text:p>
      <text:p text:style-name="Standard">originalfile <text:s/>snap <text:s text:c="5"/>test1.txt <text:s text:c="4"/>test3 <text:s/>문서 <text:s text:c="5"/>사진</text:p>
      <text:p text:style-name="Standard">poly.tar <text:s text:c="5"/>tes1.txt <text:s/>test1.txt.xz <text:s/>공개 <text:s text:c="2"/>바탕화면 <text:s/>음악</text:p>
      <text:p text:style-name="Standard">root@seokholee-virtual-machine:~# cd 다운로드</text:p>
      <text:p text:style-name="Standard">root@seokholee-virtual-machine:~/다운로드# wget https://dl.google.com/linux/direct/google-chrome-stable_current_amd64.deb</text:p>
      <text:p text:style-name="Standard">--2023-05-16 10:31:06-- <text:s/>https://dl.google.com/linux/direct/google-chrome-stable_current_amd64.deb</text:p>
      <text:p text:style-name="Standard">Resolving dl.google.com (dl.google.com)... 172.217.24.238, 2404:6800:4005:810::200e</text:p>
      <text:p text:style-name="Standard">Connecting to dl.google.com (dl.google.com)|172.217.24.238|:443... connected.</text:p>
      <text:p text:style-name="Standard">HTTP request sent, awaiting response... 200 OK</text:p>
      <text:p text:style-name="Standard">Length: 94953468 (91M) [application/x-debian-package]</text:p>
      <text:p text:style-name="Standard">Saving to: ‘google-chrome-stable_current_amd64.deb’</text:p>
      <text:p text:style-name="Standard"/>
      <text:p text:style-name="Standard"><text:soft-page-break/>google-chrome-stabl 100%[===================&gt;] <text:s/>90.55M <text:s/>39.2MB/s <text:s text:c="3"/>in 2.3s <text:s text:c="3"/></text:p>
      <text:p text:style-name="Standard"/>
      <text:p text:style-name="Standard">2023-05-16 10:31:09 (39.2 MB/s) - ‘google-chrome-stable_current_amd64.deb’ saved [94953468/94953468]</text:p>
      <text:p text:style-name="Standard"/>
      <text:p text:style-name="Standard">root@seokholee-virtual-machine:~/다운로드# ㅣㄴ</text:p>
      <text:p text:style-name="Standard">ㅣㄴ: command not found</text:p>
      <text:p text:style-name="Standard">root@seokholee-virtual-machine:~/다운로드# ls</text:p>
      <text:p text:style-name="Standard">google-chrome-stable_current_amd64.deb</text:p>
      <text:p text:style-name="Standard">root@seokholee-virtual-machine:~/다운로드# dpkg</text:p>
      <text:p text:style-name="Standard">dpkg: 오류: 명령 옵션이 필요합니다</text:p>
      <text:p text:style-name="Standard"/>
      <text:p text:style-name="Standard">Type dpkg --help for help about installing and deinstalling packages [*];</text:p>
      <text:p text:style-name="Standard">Use 'apt' or 'aptitude' for user-friendly package management;</text:p>
      <text:p text:style-name="Standard">Type dpkg -Dhelp for a list of dpkg debug flag values;</text:p>
      <text:p text:style-name="Standard">Type dpkg --force-help for a list of forcing options;</text:p>
      <text:p text:style-name="Standard">Type dpkg-deb --help for help about manipulating *.deb files;</text:p>
      <text:p text:style-name="Standard"/>
      <text:p text:style-name="Standard">Options marked [*] produce a lot of output - pipe it through 'less' or 'more' !</text:p>
      <text:p text:style-name="Standard">root@seokholee-virtual-machine:~/다운로드# dpkg -i</text:p>
      <text:p text:style-name="Standard">dpkg: 오류: --install 옵션은 적어도 하나의 패키지 아카이브 파일 인수가 필요합니다.</text:p>
      <text:p text:style-name="Standard"/>
      <text:p text:style-name="Standard">Type dpkg --help for help about installing and deinstalling packages [*];</text:p>
      <text:p text:style-name="Standard">Use 'apt' or 'aptitude' for user-friendly package management;</text:p>
      <text:p text:style-name="Standard">Type dpkg -Dhelp for a list of dpkg debug flag values;</text:p>
      <text:p text:style-name="Standard">Type dpkg --force-help for a list of forcing options;</text:p>
      <text:p text:style-name="Standard">Type dpkg-deb --help for help about manipulating *.deb files;</text:p>
      <text:p text:style-name="Standard"/>
      <text:p text:style-name="Standard">Options marked [*] produce a lot of output - pipe it through 'less' or 'more' !</text:p>
      <text:p text:style-name="Standard">root@seokholee-virtual-machine:~/다운로드# dpkg -i google-chrome-stable_current_amd64.deb </text:p>
      <text:p text:style-name="Standard">Selecting previously unselected package google-chrome-stable.</text:p>
      <text:p text:style-name="Standard">(데이터베이스 읽는중 ...현재 161422개의 파일과 디렉터리가 설치되어 있습니다.)</text:p>
      <text:p text:style-name="Standard">Preparing to unpack google-chrome-stable_current_amd64.deb ...</text:p>
      <text:p text:style-name="Standard">Unpacking google-chrome-stable (113.0.5672.92-1) ...</text:p>
      <text:p text:style-name="Standard">google-chrome-stable (113.0.5672.92-1) 설정하는 중입니다 ...</text:p>
      <text:p text:style-name="Standard">update-alternatives: using /usr/bin/google-chrome-stable to provide /usr/bin/x-www-browser (x-www-browser) in auto mode</text:p>
      <text:p text:style-name="Standard">update-alternatives: using /usr/bin/google-chrome-stable to provide /usr/bin/gnome-www-browser (gnome-www-browser) in auto mode</text:p>
      <text:p text:style-name="Standard">update-alternatives: using /usr/bin/google-chrome-stable to provide /usr/bin/google-chrome (google-chrome) in auto mode</text:p>
      <text:p text:style-name="Standard">Processing triggers for mailcap (3.70+nmu1ubuntu1) ...</text:p>
      <text:p text:style-name="Standard">Processing triggers for gnome-menus (3.36.0-1ubuntu3) ...</text:p>
      <text:p text:style-name="Standard">Processing triggers for desktop-file-utils (0.26-1ubuntu3) ...</text:p>
      <text:p text:style-name="Standard">Processing triggers for man-db (2.10.2-1) ...</text:p>
      <text:p text:style-name="Standard">root@seokholee-virtual-machine:~/다운로드# apt install</text:p>
      <text:p text:style-name="Standard">패키지 목록을 읽는 중입니다... 완료</text:p>
      <text:p text:style-name="Standard">의존성 트리를 만드는 중입니다... 완료</text:p>
      <text:p text:style-name="Standard">상태 정보를 읽는 중입니다... 완료 <text:s text:c="7"/></text:p>
      <text:p text:style-name="Standard">0개 업그레이드, 0개 새로 설치, 0개 제거 및 0개 업그레이드 안 함.</text:p>
      <text:p text:style-name="Standard">root@seokholee-virtual-machine:~/다운로드# apt install ./google-chrome-stable_current_amd64.deb </text:p>
      <text:p text:style-name="Standard"><text:soft-page-break/>패키지 목록을 읽는 중입니다... 완료</text:p>
      <text:p text:style-name="Standard">의존성 트리를 만드는 중입니다... 완료</text:p>
      <text:p text:style-name="Standard">상태 정보를 읽는 중입니다... 완료 <text:s text:c="7"/></text:p>
      <text:p text:style-name="Standard">주의, './google-chrome-stable_current_amd64.deb' 대신에 'google-chrome-stable' 패키지를 선택합니다</text:p>
      <text:p text:style-name="Standard">google-chrome-stable is already the newest version (113.0.5672.92-1).</text:p>
      <text:p text:style-name="Standard">0개 업그레이드, 0개 새로 설치, 0개 제거 및 0개 업그레이드 안 함.</text:p>
      <text:p text:style-name="Standard">root@seokholee-virtual-machine:~/다운로드# google-chrome</text:p>
      <text:p text:style-name="Standard">[2226:2226:0516/104020.756326:ERROR:zygote_host_impl_linux.cc(100)] Running as root without --no-sandbox is not supported. See https://crbug.com/638180.</text:p>
      <text:p text:style-name="Standard">root@seokholee-virtual-machine:~/다운로드# nano google-chrome-stable</text:p>
      <text:p text:style-name="Standard">root@seokholee-virtual-machine:~/다운로드# nano /usr/bin/google-chrome-stable</text:p>
      <text:p text:style-name="Standard">root@seokholee-virtual-machine:~/다운로드# google-chrome</text:p>
      <text:p text:style-name="Standard">[2250:2250:0516/104534.310201:ERROR:network_service_instance_impl.cc(541)] Network service crashed, restarting service.</text:p>
      <text:p text:style-name="Standard"/>
      <text:p text:style-name="Standard">(google-chrome:2250): IBUS-WARNING **: 10:46:01.425: google-chrome has no capability of surrounding-text feature</text:p>
      <text:p text:style-name="Standard"/>
      <text:p text:style-name="Standard">(google-chrome:2250): IBUS-WARNING **: 10:46:01.429: google-chrome has no capability of surrounding-text feature</text:p>
      <text:p text:style-name="Standard"/>
      <text:p text:style-name="Standard">(google-chrome:2250): IBUS-WARNING **: 10:46:01.512: google-chrome has no capability of surrounding-text feature</text:p>
      <text:p text:style-name="Standard"/>
      <text:p text:style-name="Standard">(google-chrome:2250): IBUS-WARNING **: 10:46:01.653: google-chrome has no capability of surrounding-text feature</text:p>
      <text:p text:style-name="Standard"/>
      <text:p text:style-name="Standard">(google-chrome:2250): IBUS-WARNING **: 10:46:01.655: google-chrome has no capability of surrounding-text feature</text:p>
      <text:p text:style-name="Standard"/>
      <text:p text:style-name="Standard">(google-chrome:2250): IBUS-WARNING **: 10:46:01.741: google-chrome has no capability of surrounding-text feature</text:p>
      <text:p text:style-name="Standard"/>
      <text:p text:style-name="Standard">(google-chrome:2250): IBUS-WARNING **: 10:46:02.686: google-chrome has no capability of surrounding-text feature</text:p>
      <text:p text:style-name="Standard"/>
      <text:p text:style-name="Standard">(google-chrome:2250): IBUS-WARNING **: 10:46:02.707: google-chrome has no capability of surrounding-text feature</text:p>
      <text:p text:style-name="Standard"/>
      <text:p text:style-name="Standard">(google-chrome:2250): IBUS-WARNING **: 10:46:02.798: google-chrome has no capability of surrounding-text feature</text:p>
      <text:p text:style-name="Standard"/>
      <text:p text:style-name="Standard">(google-chrome:2250): IBUS-WARNING **: 10:46:02.862: google-chrome has no capability of surrounding-text feature</text:p>
      <text:p text:style-name="Standard"/>
      <text:p text:style-name="Standard">(google-chrome:2250): IBUS-WARNING **: 10:46:02.868: google-chrome has no capability of surrounding-text feature</text:p>
      <text:p text:style-name="Standard"/>
      <text:p text:style-name="Standard">(google-chrome:2250): IBUS-WARNING **: 10:46:02.950: google-chrome has no capability of surrounding-text feature</text:p>
      <text:p text:style-name="Standard"><text:soft-page-break/></text:p>
      <text:p text:style-name="Standard">(google-chrome:2250): IBUS-WARNING **: 10:46:03.006: google-chrome has no capability of surrounding-text feature</text:p>
      <text:p text:style-name="Standard"/>
      <text:p text:style-name="Standard">(google-chrome:2250): IBUS-WARNING **: 10:46:03.013: google-chrome has no capability of surrounding-text feature</text:p>
      <text:p text:style-name="Standard"/>
      <text:p text:style-name="Standard">(google-chrome:2250): IBUS-WARNING **: 10:46:03.078: google-chrome has no capability of surrounding-text feature</text:p>
      <text:p text:style-name="Standard"/>
      <text:p text:style-name="Standard">(google-chrome:2250): IBUS-WARNING **: 10:46:03.174: google-chrome has no capability of surrounding-text feature</text:p>
      <text:p text:style-name="Standard"/>
      <text:p text:style-name="Standard">(google-chrome:2250): IBUS-WARNING **: 10:46:03.176: google-chrome has no capability of surrounding-text feature</text:p>
      <text:p text:style-name="Standard"/>
      <text:p text:style-name="Standard">(google-chrome:2250): IBUS-WARNING **: 10:46:03.255: google-chrome has no capability of surrounding-text feature</text:p>
      <text:p text:style-name="Standard"/>
      <text:p text:style-name="Standard">(google-chrome:2250): IBUS-WARNING **: 10:46:03.256: google-chrome has no capability of surrounding-text feature</text:p>
      <text:p text:style-name="Standard"/>
      <text:p text:style-name="Standard">(google-chrome:2250): IBUS-WARNING **: 10:46:03.260: google-chrome has no capability of surrounding-text feature</text:p>
      <text:p text:style-name="Standard"/>
      <text:p text:style-name="Standard">(google-chrome:2250): IBUS-WARNING **: 10:46:03.334: google-chrome has no capability of surrounding-text feature</text:p>
      <text:p text:style-name="Standard"/>
      <text:p text:style-name="Standard">(google-chrome:2250): IBUS-WARNING **: 10:46:03.417: google-chrome has no capability of surrounding-text feature</text:p>
      <text:p text:style-name="Standard"/>
      <text:p text:style-name="Standard">(google-chrome:2250): IBUS-WARNING **: 10:46:03.421: google-chrome has no capability of surrounding-text feature</text:p>
      <text:p text:style-name="Standard"/>
      <text:p text:style-name="Standard">(google-chrome:2250): IBUS-WARNING **: 10:46:03.510: google-chrome has no capability of surrounding-text feature</text:p>
      <text:p text:style-name="Standard"/>
      <text:p text:style-name="Standard">(google-chrome:2250): IBUS-WARNING **: 10:46:03.614: google-chrome has no capability of surrounding-text feature</text:p>
      <text:p text:style-name="Standard"/>
      <text:p text:style-name="Standard">(google-chrome:2250): IBUS-WARNING **: 10:46:03.617: google-chrome has no capability of surrounding-text feature</text:p>
      <text:p text:style-name="Standard"/>
      <text:p text:style-name="Standard">(google-chrome:2250): IBUS-WARNING **: 10:46:03.694: google-chrome has no capability of surrounding-text feature</text:p>
      <text:p text:style-name="Standard"/>
      <text:p text:style-name="Standard">(google-chrome:2250): IBUS-WARNING **: 10:46:04.286: google-chrome has no capability of surrounding-text feature</text:p>
      <text:p text:style-name="Standard"/>
      <text:p text:style-name="Standard">(google-chrome:2250): IBUS-WARNING **: 10:46:04.289: google-chrome has no capability of surrounding-text feature</text:p>
      <text:p text:style-name="Standard"/>
      <text:p text:style-name="Standard"><text:soft-page-break/>(google-chrome:2250): IBUS-WARNING **: 10:46:04.365: google-chrome has no capability of surrounding-text feature</text:p>
      <text:p text:style-name="Standard"/>
      <text:p text:style-name="Standard">(google-chrome:2250): IBUS-WARNING **: 10:46:04.510: google-chrome has no capability of surrounding-text feature</text:p>
      <text:p text:style-name="Standard"/>
      <text:p text:style-name="Standard">(google-chrome:2250): IBUS-WARNING **: 10:46:04.512: google-chrome has no capability of surrounding-text feature</text:p>
      <text:p text:style-name="Standard"/>
      <text:p text:style-name="Standard">(google-chrome:2250): IBUS-WARNING **: 10:46:04.646: google-chrome has no capability of surrounding-text feature</text:p>
      <text:p text:style-name="Standard"/>
      <text:p text:style-name="Standard">(google-chrome:2250): IBUS-WARNING **: 10:46:04.718: google-chrome has no capability of surrounding-text feature</text:p>
      <text:p text:style-name="Standard"/>
      <text:p text:style-name="Standard">(google-chrome:2250): IBUS-WARNING **: 10:46:04.721: google-chrome has no capability of surrounding-text feature</text:p>
      <text:p text:style-name="Standard"/>
      <text:p text:style-name="Standard">(google-chrome:2250): IBUS-WARNING **: 10:46:04.806: google-chrome has no capability of surrounding-text feature</text:p>
      <text:p text:style-name="Standard"/>
      <text:p text:style-name="Standard">(google-chrome:2250): IBUS-WARNING **: 10:46:04.807: google-chrome has no capability of surrounding-text feature</text:p>
      <text:p text:style-name="Standard"/>
      <text:p text:style-name="Standard">(google-chrome:2250): IBUS-WARNING **: 10:46:04.810: google-chrome has no capability of surrounding-text feature</text:p>
      <text:p text:style-name="Standard"/>
      <text:p text:style-name="Standard">(google-chrome:2250): IBUS-WARNING **: 10:46:04.902: google-chrome has no capability of surrounding-text feature</text:p>
      <text:p text:style-name="Standard"/>
      <text:p text:style-name="Standard">(google-chrome:2250): IBUS-WARNING **: 10:46:04.998: google-chrome has no capability of surrounding-text feature</text:p>
      <text:p text:style-name="Standard"/>
      <text:p text:style-name="Standard">(google-chrome:2250): IBUS-WARNING **: 10:46:05.001: google-chrome has no capability of surrounding-text feature</text:p>
      <text:p text:style-name="Standard"/>
      <text:p text:style-name="Standard">(google-chrome:2250): IBUS-WARNING **: 10:46:05.078: google-chrome has no capability of surrounding-text feature</text:p>
      <text:p text:style-name="Standard"/>
      <text:p text:style-name="Standard">(google-chrome:2250): IBUS-WARNING **: 10:46:05.213: google-chrome has no capability of surrounding-text feature</text:p>
      <text:p text:style-name="Standard"/>
      <text:p text:style-name="Standard">(google-chrome:2250): IBUS-WARNING **: 10:46:05.228: google-chrome has no capability of surrounding-text feature</text:p>
      <text:p text:style-name="Standard"/>
      <text:p text:style-name="Standard">(google-chrome:2250): IBUS-WARNING **: 10:46:06.340: google-chrome has no capability of surrounding-text feature</text:p>
      <text:p text:style-name="Standard"/>
      <text:p text:style-name="Standard">(google-chrome:2250): IBUS-WARNING **: 10:46:07.129: google-chrome has no capability of surrounding-text feature</text:p>
      <text:p text:style-name="Standard"/>
      <text:p text:style-name="Standard"><text:soft-page-break/>(google-chrome:2250): IBUS-WARNING **: 10:46:07.131: google-chrome has no capability of surrounding-text feature</text:p>
      <text:p text:style-name="Standard"/>
      <text:p text:style-name="Standard">(google-chrome:2250): IBUS-WARNING **: 10:46:07.246: google-chrome has no capability of surrounding-text feature</text:p>
      <text:p text:style-name="Standard"/>
      <text:p text:style-name="Standard">(google-chrome:2250): IBUS-WARNING **: 10:46:07.790: google-chrome has no capability of surrounding-text feature</text:p>
      <text:p text:style-name="Standard"/>
      <text:p text:style-name="Standard">(google-chrome:2250): IBUS-WARNING **: 10:46:07.792: google-chrome has no capability of surrounding-text feature</text:p>
      <text:p text:style-name="Standard"/>
      <text:p text:style-name="Standard">(google-chrome:2250): IBUS-WARNING **: 10:46:07.894: google-chrome has no capability of surrounding-text feature</text:p>
      <text:p text:style-name="Standard"/>
      <text:p text:style-name="Standard">(google-chrome:2250): IBUS-WARNING **: 10:46:08.134: google-chrome has no capability of surrounding-text feature</text:p>
      <text:p text:style-name="Standard"/>
      <text:p text:style-name="Standard">(google-chrome:2250): IBUS-WARNING **: 10:46:08.136: google-chrome has no capability of surrounding-text feature</text:p>
      <text:p text:style-name="Standard"/>
      <text:p text:style-name="Standard">(google-chrome:2250): IBUS-WARNING **: 10:46:08.255: google-chrome has no capability of surrounding-text feature</text:p>
      <text:p text:style-name="Standard"/>
      <text:p text:style-name="Standard">(google-chrome:2250): IBUS-WARNING **: 10:46:08.256: google-chrome has no capability of surrounding-text feature</text:p>
      <text:p text:style-name="Standard"/>
      <text:p text:style-name="Standard">(google-chrome:2250): IBUS-WARNING **: 10:46:08.262: google-chrome has no capability of surrounding-text feature</text:p>
      <text:p text:style-name="Standard"/>
      <text:p text:style-name="Standard">(google-chrome:2250): IBUS-WARNING **: 10:46:08.382: google-chrome has no capability of surrounding-text feature</text:p>
      <text:p text:style-name="Standard"/>
      <text:p text:style-name="Standard">(google-chrome:2250): IBUS-WARNING **: 10:46:08.694: google-chrome has no capability of surrounding-text feature</text:p>
      <text:p text:style-name="Standard"/>
      <text:p text:style-name="Standard">(google-chrome:2250): IBUS-WARNING **: 10:46:08.758: google-chrome has no capability of surrounding-text feature</text:p>
      <text:p text:style-name="Standard"/>
      <text:p text:style-name="Standard">(google-chrome:2250): IBUS-WARNING **: 10:46:08.837: google-chrome has no capability of surrounding-text feature</text:p>
      <text:p text:style-name="Standard"/>
      <text:p text:style-name="Standard">(google-chrome:2250): IBUS-WARNING **: 10:46:09.022: google-chrome has no capability of surrounding-text feature</text:p>
      <text:p text:style-name="Standard"/>
      <text:p text:style-name="Standard">(google-chrome:2250): IBUS-WARNING **: 10:46:09.118: google-chrome has no capability of surrounding-text feature</text:p>
      <text:p text:style-name="Standard"/>
      <text:p text:style-name="Standard">(google-chrome:2250): IBUS-WARNING **: 10:46:09.190: google-chrome has no capability of surrounding-text feature</text:p>
      <text:p text:style-name="Standard"/>
      <text:p text:style-name="Standard"><text:soft-page-break/>(google-chrome:2250): IBUS-WARNING **: 10:46:09.270: google-chrome has no capability of surrounding-text feature</text:p>
      <text:p text:style-name="Standard"/>
      <text:p text:style-name="Standard">(google-chrome:2250): IBUS-WARNING **: 10:46:09.334: google-chrome has no capability of surrounding-text feature</text:p>
      <text:p text:style-name="Standard"/>
      <text:p text:style-name="Standard">(google-chrome:2250): IBUS-WARNING **: 10:46:09.477: google-chrome has no capability of surrounding-text feature</text:p>
      <text:p text:style-name="Standard"/>
      <text:p text:style-name="Standard">(google-chrome:2250): IBUS-WARNING **: 10:46:09.480: google-chrome has no capability of surrounding-text feature</text:p>
      <text:p text:style-name="Standard"/>
      <text:p text:style-name="Standard">(google-chrome:2250): IBUS-WARNING **: 10:46:09.565: google-chrome has no capability of surrounding-text feature</text:p>
      <text:p text:style-name="Standard"/>
      <text:p text:style-name="Standard">(google-chrome:2250): IBUS-WARNING **: 10:46:09.566: google-chrome has no capability of surrounding-text feature</text:p>
      <text:p text:style-name="Standard"/>
      <text:p text:style-name="Standard">(google-chrome:2250): IBUS-WARNING **: 10:46:09.568: google-chrome has no capability of surrounding-text feature</text:p>
      <text:p text:style-name="Standard"/>
      <text:p text:style-name="Standard">(google-chrome:2250): IBUS-WARNING **: 10:46:09.711: google-chrome has no capability of surrounding-text feature</text:p>
      <text:p text:style-name="Standard"/>
      <text:p text:style-name="Standard">(google-chrome:2250): IBUS-WARNING **: 10:46:09.848: google-chrome has no capability of surrounding-text feature</text:p>
      <text:p text:style-name="Standard"/>
      <text:p text:style-name="Standard">(google-chrome:2250): IBUS-WARNING **: 10:46:09.850: google-chrome has no capability of surrounding-text feature</text:p>
      <text:p text:style-name="Standard"/>
      <text:p text:style-name="Standard">(google-chrome:2250): IBUS-WARNING **: 10:46:09.974: google-chrome has no capability of surrounding-text feature</text:p>
      <text:p text:style-name="Standard"/>
      <text:p text:style-name="Standard">(google-chrome:2250): IBUS-WARNING **: 10:46:10.253: google-chrome has no capability of surrounding-text feature</text:p>
      <text:p text:style-name="Standard"/>
      <text:p text:style-name="Standard">(google-chrome:2250): IBUS-WARNING **: 10:46:10.318: google-chrome has no capability of surrounding-text feature</text:p>
      <text:p text:style-name="Standard"/>
      <text:p text:style-name="Standard">(google-chrome:2250): IBUS-WARNING **: 10:46:10.406: google-chrome has no capability of surrounding-text feature</text:p>
      <text:p text:style-name="Standard"/>
      <text:p text:style-name="Standard">(google-chrome:2250): IBUS-WARNING **: 10:46:10.478: google-chrome has no capability of surrounding-text feature</text:p>
      <text:p text:style-name="Standard"/>
      <text:p text:style-name="Standard">(google-chrome:2250): IBUS-WARNING **: 10:46:10.557: google-chrome has no capability of surrounding-text feature</text:p>
      <text:p text:style-name="Standard"/>
      <text:p text:style-name="Standard">(google-chrome:2250): IBUS-WARNING **: 10:46:10.678: google-chrome has no capability of surrounding-text feature</text:p>
      <text:p text:style-name="Standard"/>
      <text:p text:style-name="Standard"><text:soft-page-break/>(google-chrome:2250): IBUS-WARNING **: 10:46:10.750: google-chrome has no capability of surrounding-text feature</text:p>
      <text:p text:style-name="Standard"/>
      <text:p text:style-name="Standard">(google-chrome:2250): IBUS-WARNING **: 10:46:10.919: google-chrome has no capability of surrounding-text feature</text:p>
      <text:p text:style-name="Standard"/>
      <text:p text:style-name="Standard">(google-chrome:2250): IBUS-WARNING **: 10:46:11.109: google-chrome has no capability of surrounding-text feature</text:p>
      <text:p text:style-name="Standard"/>
      <text:p text:style-name="Standard">(google-chrome:2250): IBUS-WARNING **: 10:46:11.112: google-chrome has no capability of surrounding-text feature</text:p>
      <text:p text:style-name="Standard"/>
      <text:p text:style-name="Standard">(google-chrome:2250): IBUS-WARNING **: 10:46:11.206: google-chrome has no capability of surrounding-text feature</text:p>
      <text:p text:style-name="Standard"/>
      <text:p text:style-name="Standard">(google-chrome:2250): IBUS-WARNING **: 10:46:11.238: google-chrome has no capability of surrounding-text feature</text:p>
      <text:p text:style-name="Standard"/>
      <text:p text:style-name="Standard">(google-chrome:2250): IBUS-WARNING **: 10:46:11.242: google-chrome has no capability of surrounding-text feature</text:p>
      <text:p text:style-name="Standard"/>
      <text:p text:style-name="Standard">(google-chrome:2250): IBUS-WARNING **: 10:46:11.374: google-chrome has no capability of surrounding-text feature</text:p>
      <text:p text:style-name="Standard"/>
      <text:p text:style-name="Standard">(google-chrome:2250): IBUS-WARNING **: 10:46:11.398: google-chrome has no capability of surrounding-text feature</text:p>
      <text:p text:style-name="Standard"/>
      <text:p text:style-name="Standard">(google-chrome:2250): IBUS-WARNING **: 10:46:11.401: google-chrome has no capability of surrounding-text feature</text:p>
      <text:p text:style-name="Standard"/>
      <text:p text:style-name="Standard">(google-chrome:2250): IBUS-WARNING **: 10:46:11.489: google-chrome has no capability of surrounding-text feature</text:p>
      <text:p text:style-name="Standard"/>
      <text:p text:style-name="Standard">(google-chrome:2250): IBUS-WARNING **: 10:46:11.541: google-chrome has no capability of surrounding-text feature</text:p>
      <text:p text:style-name="Standard"/>
      <text:p text:style-name="Standard">(google-chrome:2250): IBUS-WARNING **: 10:46:11.545: google-chrome has no capability of surrounding-text feature</text:p>
      <text:p text:style-name="Standard"/>
      <text:p text:style-name="Standard">(google-chrome:2250): IBUS-WARNING **: 10:46:11.686: google-chrome has no capability of surrounding-text feature</text:p>
      <text:p text:style-name="Standard"/>
      <text:p text:style-name="Standard">(google-chrome:2250): IBUS-WARNING **: 10:46:12.325: google-chrome has no capability of surrounding-text feature</text:p>
      <text:p text:style-name="Standard"/>
      <text:p text:style-name="Standard">(google-chrome:2250): IBUS-WARNING **: 10:46:12.416: google-chrome has no capability of surrounding-text feature</text:p>
      <text:p text:style-name="Standard"/>
      <text:p text:style-name="Standard">(google-chrome:2250): IBUS-WARNING **: 10:46:12.468: google-chrome has no capability of surrounding-text feature</text:p>
      <text:p text:style-name="Standard"/>
      <text:p text:style-name="Standard"><text:soft-page-break/>(google-chrome:2250): IBUS-WARNING **: 10:46:20.419: google-chrome has no capability of surrounding-text feature</text:p>
      <text:p text:style-name="Standard"/>
      <text:p text:style-name="Standard">(google-chrome:2250): IBUS-WARNING **: 10:46:29.432: google-chrome has no capability of surrounding-text feature</text:p>
      <text:p text:style-name="Standard"/>
      <text:p text:style-name="Standard">(google-chrome:2250): IBUS-WARNING **: 10:46:29.435: google-chrome has no capability of surrounding-text feature</text:p>
      <text:p text:style-name="Standard"/>
      <text:p text:style-name="Standard">(google-chrome:2250): IBUS-WARNING **: 10:46:29.471: google-chrome has no capability of surrounding-text feature</text:p>
      <text:p text:style-name="Standard"/>
      <text:p text:style-name="Standard">(google-chrome:2250): IBUS-WARNING **: 10:46:29.486: google-chrome has no capability of surrounding-text feature</text:p>
      <text:p text:style-name="Standard">root@seokholee-virtual-machine:~/다운로드# [0516/104629.671139:ERROR:nacl_helper_linux.cc(355)] NaCl helper process running without a sandbox!</text:p>
      <text:p text:style-name="Standard">Most likely you need to configure your SUID sandbox correctly</text:p>
      <text:p text:style-name="Standard">google-chrome</text:p>
      <text:p text:style-name="Standard">[0516/105111.982374:ERROR:file_io_posix.cc(144)] open /sys/devices/system/cpu/cpu0/cpufreq/scaling_cur_freq: No such file or directory (2)</text:p>
      <text:p text:style-name="Standard">[0516/105111.982454:ERROR:file_io_posix.cc(144)] open /sys/devices/system/cpu/cpu0/cpufreq/scaling_max_freq: No such file or directory (2)</text:p>
      <text:p text:style-name="Standard">[0516/105111.987592:ERROR:directory_reader_posix.cc(42)] opendir /root/.config/google-chrome/Crash Reports/attachments/00054e1c-4c84-40c2-89b2-9800da1961c2: No such file or directory (2)</text:p>
      <text:p text:style-name="Standard">[3328:3328:0516/105112.012379:ERROR:gpu_process_host.cc(953)] GPU process exited unexpectedly: exit_code=512</text:p>
      <text:p text:style-name="Standard">[3534:3534:0516/105112.015946:ERROR:command_buffer_proxy_impl.cc(128)] ContextResult::kTransientFailure: Failed to send GpuControl.CreateCommandBuffer.</text:p>
      <text:p text:style-name="Standard">^Z <text:s text:c="15"/></text:p>
      <text:p text:style-name="Standard">[1]+ <text:s/>Stopped <text:s text:c="16"/>google-chrome</text:p>
      <text:p text:style-name="Standard">root@seokholee-virtual-machine:~/다운로드#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52:43.650892858</meta:creation-date>
    <dc:date>2023-05-16T10:55:29.966509331</dc:date>
    <meta:editing-duration>PT2M47S</meta:editing-duration>
    <meta:editing-cycles>1</meta:editing-cycles>
    <meta:document-statistic meta:table-count="0" meta:image-count="0" meta:object-count="0" meta:page-count="9" meta:paragraph-count="204" meta:word-count="2035" meta:character-count="18229" meta:non-whitespace-character-count="16587"/>
    <meta:generator>LibreOffice/7.3.7.2$Linux_X86_64 LibreOffice_project/30$Build-2</meta:generator>
  </office:meta>
</office:document-meta>
</file>